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draw:textarea-horizontal-align="justify" draw:textarea-vertical-align="middle" draw:auto-grow-height="false" fo:min-height="0cm" fo:min-width="0cm" fo:wrap-option="no-wrap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これは&lt;&lt;&lt;のサンプルです．</text:p>
      <text:p text:style-name="Standard"><draw:g text:anchor-type="paragraph" draw:z-index="0" draw:style-name="gr1"><draw:custom-shape draw:style-name="gr2" svg:width="3.887cm" svg:height="3.911cm" svg:x="3.348cm" svg:y="0.088cm">
      <text:p/>
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<draw:equation draw:name="f0" draw:formula="$0 -15510"/>
       <draw:equation draw:name="f1" draw:formula="17520-?f0 "/>
       <draw:equation draw:name="f2" draw:formula="15510+?f0 "/>
       <draw:handle draw:handle-position="10800 $0" draw:handle-range-y-minimum="15510" draw:handle-range-y-maximum="17520"/>
      </draw:enhanced-geometry>
     </draw:custom-shape><draw:custom-shape draw:style-name="gr3" draw:text-style-name="P1" svg:width="3.303cm" svg:height="1.881cm" svg:x="8.225cm" svg:y="0.873cm">
      <text:p text:style-name="P1">Yes,</text:p>
      <text:p text:style-name="P1">This is the sample!</text:p>
      <draw:enhanced-geometry svg:viewBox="0 0 21600 21600" draw:text-areas="800 800 20800 20800" draw:type="round-rectangular-callout" draw:modifiers="-7311.47891083823 20689.0346766635" draw:enhanced-path="M 3590 0 X 0 3590 L ?f2 ?f3 0 8970 0 12630 ?f4 ?f5 0 18010 Y 3590 21600 L ?f6 ?f7 8970 21600 12630 21600 ?f8 ?f9 18010 21600 X 21600 18010 L ?f10 ?f11 21600 12630 21600 8970 ?f12 ?f13 21600 3590 Y 18010 0 L ?f14 ?f15 12630 0 8970 0 ?f16 ?f17 Z N">
       <draw:equation draw:name="f0" draw:formula="$0 -10800"/>
       <draw:equation draw:name="f1" draw:formula="$1 -10800"/>
       <draw:equation draw:name="f2" draw:formula="if(?f18 ,$0 ,0)"/>
       <draw:equation draw:name="f3" draw:formula="if(?f18 ,$1 ,6280)"/>
       <draw:equation draw:name="f4" draw:formula="if(?f23 ,$0 ,0)"/>
       <draw:equation draw:name="f5" draw:formula="if(?f23 ,$1 ,15320)"/>
       <draw:equation draw:name="f6" draw:formula="if(?f26 ,$0 ,6280)"/>
       <draw:equation draw:name="f7" draw:formula="if(?f26 ,$1 ,21600)"/>
       <draw:equation draw:name="f8" draw:formula="if(?f29 ,$0 ,15320)"/>
       <draw:equation draw:name="f9" draw:formula="if(?f29 ,$1 ,21600)"/>
       <draw:equation draw:name="f10" draw:formula="if(?f32 ,$0 ,21600)"/>
       <draw:equation draw:name="f11" draw:formula="if(?f32 ,$1 ,15320)"/>
       <draw:equation draw:name="f12" draw:formula="if(?f34 ,$0 ,21600)"/>
       <draw:equation draw:name="f13" draw:formula="if(?f34 ,$1 ,6280)"/>
       <draw:equation draw:name="f14" draw:formula="if(?f36 ,$0 ,15320)"/>
       <draw:equation draw:name="f15" draw:formula="if(?f36 ,$1 ,0)"/>
       <draw:equation draw:name="f16" draw:formula="if(?f38 ,$0 ,6280)"/>
       <draw:equation draw:name="f17" draw:formula="if(?f38 ,$1 ,0)"/>
       <draw:equation draw:name="f18" draw:formula="if($0 ,-1,?f19 )"/>
       <draw:equation draw:name="f19" draw:formula="if(?f1 ,-1,?f22 )"/>
       <draw:equation draw:name="f20" draw:formula="abs(?f0 )"/>
       <draw:equation draw:name="f21" draw:formula="abs(?f1 )"/>
       <draw:equation draw:name="f22" draw:formula="?f20 -?f21 "/>
       <draw:equation draw:name="f23" draw:formula="if($0 ,-1,?f24 )"/>
       <draw:equation draw:name="f24" draw:formula="if(?f1 ,?f22 ,-1)"/>
       <draw:equation draw:name="f25" draw:formula="$1 -21600"/>
       <draw:equation draw:name="f26" draw:formula="if(?f25 ,?f27 ,-1)"/>
       <draw:equation draw:name="f27" draw:formula="if(?f0 ,-1,?f28 )"/>
       <draw:equation draw:name="f28" draw:formula="?f21 -?f20 "/>
       <draw:equation draw:name="f29" draw:formula="if(?f25 ,?f30 ,-1)"/>
       <draw:equation draw:name="f30" draw:formula="if(?f0 ,?f28 ,-1)"/>
       <draw:equation draw:name="f31" draw:formula="$0 -21600"/>
       <draw:equation draw:name="f32" draw:formula="if(?f31 ,?f33 ,-1)"/>
       <draw:equation draw:name="f33" draw:formula="if(?f1 ,?f22 ,-1)"/>
       <draw:equation draw:name="f34" draw:formula="if(?f31 ,?f35 ,-1)"/>
       <draw:equation draw:name="f35" draw:formula="if(?f1 ,-1,?f22 )"/>
       <draw:equation draw:name="f36" draw:formula="if($1 ,-1,?f37 )"/>
       <draw:equation draw:name="f37" draw:formula="if(?f0 ,?f28 ,-1)"/>
       <draw:equation draw:name="f38" draw:formula="if($1 ,-1,?f39 )"/>
       <draw:equation draw:name="f39" draw:formula="if(?f0 ,-1,?f28 )"/>
       <draw:equation draw:name="f40" draw:formula="$0 "/>
       <draw:equation draw:name="f41" draw:formula="$1 "/>
       <draw:handle draw:handle-position="$0 $1"/>
      </draw:enhanced-geometry>
     </draw:custom-shape>
    </draw:g>シェイプ付きのOpen Documentファイルです．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東風ゴシック" fo:font-size="12pt" fo:language="en" fo:country="US" style:letter-kerning="true" style:font-name-asian="東風ゴシック2" style:font-size-asian="10.5pt" style:language-asian="ja" style:country-asian="JP" style:font-name-complex="東風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東風ゴシック1" fo:font-size="14pt" style:font-name-asian="東風ゴシック2" style:font-size-asian="14pt" style:font-name-complex="東風ゴシック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>
        <style:columns fo:column-count="1" fo:column-gap="0cm"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7-07-27T03:00:31</meta:creation-date>
    <dc:date>2008-10-25T01:56:34</dc:date>
    <dc:language>en-US</dc:language>
    <meta:editing-cycles>6</meta:editing-cycles>
    <meta:editing-duration>PT1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2" meta:character-count="41"/>
  </office:meta>
</office:document-meta>
</file>